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29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5cm" svg:height="13.779cm" svg:x="2cm" svg:y="2cm">
          <draw:text-box>
            <text:p>7 年级人教版英语上 unit 1</text:p>
            <text:p/>
            <text:p>first name / middle name / last name</text:p>
            <text:p/>
            <text:p>Donald John Trump</text:p>
            <text:p/>
            <text:p>Ms. / Mr. / Mrs. / Miss</text:p>
            <text:p/>
            <text:p>China / Japan / Korea / Hongkong / India / Singapore</text:p>
            <text:p/>
            <text:p>primary school / elementary school </text:p>
            <text:p>secondary school / middle school / high school</text:p>
            <text:p>junior high school / senior high school</text:p>
            <text:p/>
            <text:p>college / university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0M33S</meta:editing-duration>
    <meta:editing-cycles>9</meta:editing-cycles>
    <meta:generator>OpenOffice/4.1.15$Win32 OpenOffice.org_project/4115m2$Build-9813</meta:generator>
    <dc:date>2025-10-13T15:38:10.23</dc:date>
    <dc:creator>Eric Zhang</dc:creator>
    <meta:document-statistic meta:object-count="24"/>
  </office:meta>
</office:document-meta>
</file>